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7653d9" officeooo:paragraph-rsid="007653d9"/>
    </style:style>
    <style:style style:name="P2" style:family="paragraph" style:parent-style-name="Standard">
      <style:text-properties officeooo:rsid="00302b21" officeooo:paragraph-rsid="007f264a"/>
    </style:style>
    <style:style style:name="P3" style:family="paragraph" style:parent-style-name="Text_20_body">
      <style:text-properties officeooo:paragraph-rsid="007f3ca6"/>
    </style:style>
    <style:style style:name="P4" style:family="paragraph" style:parent-style-name="Text_20_body">
      <style:text-properties fo:font-weight="bold" officeooo:rsid="007f3ca6" officeooo:paragraph-rsid="009b8491" style:font-weight-asian="bold" style:font-weight-complex="bold"/>
    </style:style>
    <style:style style:name="P5" style:family="paragraph" style:parent-style-name="Text_20_body">
      <style:text-properties officeooo:paragraph-rsid="00a2d55d"/>
    </style:style>
    <style:style style:name="P6" style:family="paragraph" style:parent-style-name="Text_20_body">
      <style:text-properties officeooo:paragraph-rsid="00a50f6c"/>
    </style:style>
    <style:style style:name="P7" style:family="paragraph" style:parent-style-name="Text_20_body">
      <style:text-properties officeooo:paragraph-rsid="00a761fc"/>
    </style:style>
    <style:style style:name="P8" style:family="paragraph" style:parent-style-name="Title">
      <style:text-properties fo:font-size="18pt" style:font-size-asian="18pt" style:font-size-complex="18pt"/>
    </style:style>
    <style:style style:name="P9" style:family="paragraph" style:parent-style-name="Heading_20_1">
      <style:text-properties officeooo:paragraph-rsid="007f264a"/>
    </style:style>
    <style:style style:name="P10" style:family="paragraph" style:parent-style-name="Heading_20_2">
      <style:text-properties officeooo:paragraph-rsid="007f264a"/>
    </style:style>
    <style:style style:name="P11" style:family="paragraph" style:parent-style-name="Heading_20_3">
      <style:text-properties officeooo:rsid="0061b05d"/>
    </style:style>
    <style:style style:name="P12" style:family="paragraph" style:parent-style-name="Heading_20_3">
      <style:text-properties fo:font-style="normal" officeooo:paragraph-rsid="0064c772" style:font-style-asian="normal" style:font-style-complex="normal"/>
    </style:style>
    <style:style style:name="P13" style:family="paragraph" style:parent-style-name="Heading_20_3">
      <style:text-properties officeooo:paragraph-rsid="009f5914"/>
    </style:style>
    <style:style style:name="P14" style:family="paragraph" style:parent-style-name="Standard">
      <style:text-properties officeooo:rsid="00aadc60" officeooo:paragraph-rsid="00aadc60"/>
    </style:style>
    <style:style style:name="P15" style:family="paragraph" style:parent-style-name="Title">
      <style:paragraph-properties fo:text-align="start" style:justify-single-word="false"/>
      <style:text-properties fo:font-size="18pt" style:font-size-asian="18pt" style:font-size-complex="18pt"/>
    </style:style>
    <style:style style:name="T1" style:family="text">
      <style:text-properties officeooo:rsid="001e6a4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1e6a4d" style:font-style-asian="italic" style:font-style-complex="italic"/>
    </style:style>
    <style:style style:name="T4" style:family="text">
      <style:text-properties fo:font-style="italic" officeooo:rsid="002418da" style:font-style-asian="italic" style:font-style-complex="italic"/>
    </style:style>
    <style:style style:name="T5" style:family="text">
      <style:text-properties fo:font-style="italic" officeooo:rsid="0061b05d" style:font-style-asian="italic" style:font-style-complex="italic"/>
    </style:style>
    <style:style style:name="T6" style:family="text">
      <style:text-properties fo:font-style="italic" officeooo:rsid="003105f6" style:font-style-asian="italic" style:font-style-complex="italic"/>
    </style:style>
    <style:style style:name="T7" style:family="text">
      <style:text-properties fo:font-style="italic" officeooo:rsid="007957b7" style:font-style-asian="italic" style:font-style-complex="italic"/>
    </style:style>
    <style:style style:name="T8" style:family="text">
      <style:text-properties officeooo:rsid="002418da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418da" style:font-style-asian="normal" style:font-style-complex="normal"/>
    </style:style>
    <style:style style:name="T11" style:family="text">
      <style:text-properties fo:font-style="normal" officeooo:rsid="003105f6" style:font-style-asian="normal" style:font-style-complex="normal"/>
    </style:style>
    <style:style style:name="T12" style:family="text">
      <style:text-properties fo:font-style="normal" officeooo:rsid="005f49fb" style:font-style-asian="normal" style:font-style-complex="normal"/>
    </style:style>
    <style:style style:name="T13" style:family="text">
      <style:text-properties fo:font-style="normal" officeooo:rsid="0061b05d" style:font-style-asian="normal" style:font-style-complex="normal"/>
    </style:style>
    <style:style style:name="T14" style:family="text">
      <style:text-properties fo:font-style="normal" officeooo:rsid="0062eaef" style:font-style-asian="normal" style:font-style-complex="normal"/>
    </style:style>
    <style:style style:name="T15" style:family="text">
      <style:text-properties fo:font-style="normal" officeooo:rsid="0064df35" style:font-style-asian="normal" style:font-style-complex="normal"/>
    </style:style>
    <style:style style:name="T16" style:family="text">
      <style:text-properties fo:font-style="normal" officeooo:rsid="00a2d55d" style:font-style-asian="normal" style:font-style-complex="normal"/>
    </style:style>
    <style:style style:name="T17" style:family="text">
      <style:text-properties fo:font-style="normal" officeooo:rsid="00a4ae2b" style:font-style-asian="normal" style:font-style-complex="normal"/>
    </style:style>
    <style:style style:name="T18" style:family="text">
      <style:text-properties officeooo:rsid="002b19b0"/>
    </style:style>
    <style:style style:name="T19" style:family="text">
      <style:text-properties officeooo:rsid="0016cf78"/>
    </style:style>
    <style:style style:name="T20" style:family="text">
      <style:text-properties officeooo:rsid="001a5ac2"/>
    </style:style>
    <style:style style:name="T21" style:family="text">
      <style:text-properties officeooo:rsid="0032d4fc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officeooo:rsid="0032d4fc" style:font-weight-asian="bold" style:font-weight-complex="bold"/>
    </style:style>
    <style:style style:name="T24" style:family="text">
      <style:text-properties fo:font-weight="bold" officeooo:rsid="003681c1" style:font-weight-asian="bold" style:font-weight-complex="bold"/>
    </style:style>
    <style:style style:name="T25" style:family="text">
      <style:text-properties fo:font-weight="bold" officeooo:rsid="007f3ca6" style:font-weight-asian="bold" style:font-weight-complex="bold"/>
    </style:style>
    <style:style style:name="T26" style:family="text">
      <style:text-properties officeooo:rsid="003681c1"/>
    </style:style>
    <style:style style:name="T27" style:family="text">
      <style:text-properties officeooo:rsid="0037346f"/>
    </style:style>
    <style:style style:name="T28" style:family="text">
      <style:text-properties officeooo:rsid="00385cd9"/>
    </style:style>
    <style:style style:name="T29" style:family="text">
      <style:text-properties officeooo:rsid="003a14a7"/>
    </style:style>
    <style:style style:name="T30" style:family="text">
      <style:text-properties officeooo:rsid="00302b21"/>
    </style:style>
    <style:style style:name="T31" style:family="text">
      <style:text-properties fo:font-variant="normal" fo:text-transform="none" style:text-position="super 58%" fo:font-style="normal" style:text-underline-style="none" fo:font-weight="normal"/>
    </style:style>
    <style:style style:name="T32" style:family="text">
      <style:text-properties fo:font-variant="normal" fo:text-transform="none" style:text-position="super 58%" fo:font-style="normal" style:text-underline-style="none" fo:font-weight="normal" officeooo:rsid="005f49fb" style:font-style-asian="normal" style:font-style-complex="normal"/>
    </style:style>
    <style:style style:name="T33" style:family="text">
      <style:text-properties fo:font-variant="normal" fo:text-transform="none" style:text-position="super 58%" fo:font-style="normal" style:text-underline-style="none" fo:font-weight="normal" officeooo:rsid="0062eaef" style:font-style-asian="normal" style:font-style-complex="normal"/>
    </style:style>
    <style:style style:name="T34" style:family="text">
      <style:text-properties fo:font-variant="normal" fo:text-transform="none" style:text-position="super 58%" fo:font-style="normal" style:text-underline-style="none" fo:font-weight="normal" officeooo:rsid="0061b05d" style:font-style-asian="normal" style:font-style-complex="normal"/>
    </style:style>
    <style:style style:name="T35" style:family="text">
      <style:text-properties fo:font-variant="normal" fo:text-transform="none" style:text-position="super 58%" fo:font-style="normal" style:text-underline-style="none" fo:font-weight="normal" officeooo:rsid="007957b7"/>
    </style:style>
    <style:style style:name="T36" style:family="text">
      <style:text-properties fo:font-variant="normal" fo:text-transform="none" style:text-position="super 58%" fo:font-style="normal" style:text-underline-style="none" fo:font-weight="normal" officeooo:rsid="0075e392"/>
    </style:style>
    <style:style style:name="T37" style:family="text">
      <style:text-properties fo:font-variant="normal" fo:text-transform="none" style:text-position="super 58%" fo:font-style="normal" style:text-underline-style="none" fo:font-weight="normal" officeooo:rsid="0032d4fc"/>
    </style:style>
    <style:style style:name="T38" style:family="text">
      <style:text-properties fo:font-variant="normal" fo:text-transform="none" style:text-position="super 58%" fo:font-style="normal" style:text-underline-style="none" fo:font-weight="normal" officeooo:rsid="00796d96"/>
    </style:style>
    <style:style style:name="T39" style:family="text">
      <style:text-properties fo:font-variant="normal" fo:text-transform="none" style:text-position="super 58%" fo:font-style="normal" style:text-underline-style="none" fo:font-weight="normal" officeooo:rsid="007f264a"/>
    </style:style>
    <style:style style:name="T40" style:family="text">
      <style:text-properties fo:font-variant="normal" fo:text-transform="none" style:text-position="super 58%" fo:font-style="normal" style:text-underline-style="none" fo:font-weight="normal" officeooo:rsid="00822dc0"/>
    </style:style>
    <style:style style:name="T41" style:family="text">
      <style:text-properties fo:font-variant="normal" fo:text-transform="none" style:text-position="super 58%" fo:font-style="normal" style:text-underline-style="none" fo:font-weight="normal" officeooo:rsid="007c5f73"/>
    </style:style>
    <style:style style:name="T42" style:family="text">
      <style:text-properties fo:font-variant="normal" fo:text-transform="none" style:text-position="super 58%" fo:font-style="normal" style:text-underline-style="none" fo:font-weight="normal" officeooo:rsid="0037346f"/>
    </style:style>
    <style:style style:name="T43" style:family="text">
      <style:text-properties fo:font-variant="normal" fo:text-transform="none" style:text-position="super 58%" fo:font-style="normal" style:text-underline-style="none" fo:font-weight="normal" officeooo:rsid="004dfc84"/>
    </style:style>
    <style:style style:name="T44" style:family="text">
      <style:text-properties fo:font-variant="normal" fo:text-transform="none" style:text-position="super 58%" fo:font-style="normal" style:text-underline-style="none" fo:font-weight="normal" officeooo:rsid="004f0f52"/>
    </style:style>
    <style:style style:name="T45" style:family="text">
      <style:text-properties fo:font-variant="normal" fo:text-transform="none" style:text-position="super 58%" fo:font-style="normal" style:text-underline-style="none" fo:font-weight="normal" officeooo:rsid="0094887c"/>
    </style:style>
    <style:style style:name="T46" style:family="text">
      <style:text-properties fo:font-variant="normal" fo:text-transform="none" style:text-position="super 58%" fo:font-style="normal" style:text-underline-style="none" fo:font-weight="normal" officeooo:rsid="009422b2"/>
    </style:style>
    <style:style style:name="T47" style:family="text">
      <style:text-properties fo:font-variant="normal" fo:text-transform="none" style:text-position="super 58%" fo:font-style="normal" style:text-underline-style="none" fo:font-weight="normal" officeooo:rsid="0092c3d4"/>
    </style:style>
    <style:style style:name="T48" style:family="text">
      <style:text-properties fo:font-variant="normal" fo:text-transform="none" style:text-position="super 58%" fo:font-style="normal" style:text-underline-style="none" fo:font-weight="normal" officeooo:rsid="0092a49d"/>
    </style:style>
    <style:style style:name="T49" style:family="text">
      <style:text-properties fo:font-variant="normal" fo:text-transform="none" style:text-position="super 58%" fo:font-style="normal" style:text-underline-style="none" fo:font-weight="normal" officeooo:rsid="001a5ac2"/>
    </style:style>
    <style:style style:name="T50" style:family="text">
      <style:text-properties fo:font-variant="normal" fo:text-transform="none" style:text-position="super 58%" fo:font-style="normal" style:text-underline-style="none" fo:font-weight="normal" officeooo:rsid="00451d68"/>
    </style:style>
    <style:style style:name="T51" style:family="text">
      <style:text-properties fo:font-variant="normal" fo:text-transform="none" style:text-position="super 58%" fo:font-style="normal" style:text-underline-style="none" fo:font-weight="normal" officeooo:rsid="00421f5e"/>
    </style:style>
    <style:style style:name="T52" style:family="text">
      <style:text-properties fo:font-variant="normal" fo:text-transform="none" style:text-position="super 58%" fo:font-style="normal" style:text-underline-style="none" fo:font-weight="normal" officeooo:rsid="002418da"/>
    </style:style>
    <style:style style:name="T53" style:family="text">
      <style:text-properties fo:font-variant="normal" fo:text-transform="none" style:text-position="super 58%" fo:font-style="normal" style:text-underline-style="none" fo:font-weight="normal" officeooo:rsid="0049fd4b"/>
    </style:style>
    <style:style style:name="T54" style:family="text">
      <style:text-properties fo:font-variant="normal" fo:text-transform="none" style:text-position="super 58%" fo:font-style="normal" style:text-underline-style="none" fo:font-weight="normal" officeooo:rsid="00a2c663"/>
    </style:style>
    <style:style style:name="T55" style:family="text">
      <style:text-properties fo:font-variant="normal" fo:text-transform="none" style:text-position="super 58%" fo:font-style="normal" style:text-underline-style="none" fo:font-weight="normal" officeooo:rsid="002b19b0"/>
    </style:style>
    <style:style style:name="T56" style:family="text">
      <style:text-properties fo:font-variant="normal" fo:text-transform="none" style:text-position="super 58%" fo:font-style="normal" style:text-underline-style="none" fo:font-weight="normal" officeooo:rsid="00869ea4"/>
    </style:style>
    <style:style style:name="T57" style:family="text">
      <style:text-properties officeooo:rsid="003f6132"/>
    </style:style>
    <style:style style:name="T58" style:family="text">
      <style:text-properties officeooo:rsid="004147fb"/>
    </style:style>
    <style:style style:name="T59" style:family="text">
      <style:text-properties officeooo:rsid="00421f5e"/>
    </style:style>
    <style:style style:name="T60" style:family="text">
      <style:text-properties officeooo:rsid="00431f82"/>
    </style:style>
    <style:style style:name="T61" style:family="text">
      <style:text-properties officeooo:rsid="00433b8d"/>
    </style:style>
    <style:style style:name="T62" style:family="text">
      <style:text-properties officeooo:rsid="00451d68"/>
    </style:style>
    <style:style style:name="T63" style:family="text">
      <style:text-properties officeooo:rsid="0046cfc7"/>
    </style:style>
    <style:style style:name="T64" style:family="text">
      <style:text-properties officeooo:rsid="0046d432"/>
    </style:style>
    <style:style style:name="T65" style:family="text">
      <style:text-properties officeooo:rsid="00481bf8"/>
    </style:style>
    <style:style style:name="T66" style:family="text">
      <style:text-properties officeooo:rsid="0049fd4b"/>
    </style:style>
    <style:style style:name="T67" style:family="text">
      <style:text-properties officeooo:rsid="004b9881"/>
    </style:style>
    <style:style style:name="T68" style:family="text">
      <style:text-properties officeooo:rsid="004bbb80"/>
    </style:style>
    <style:style style:name="T69" style:family="text">
      <style:text-properties officeooo:rsid="004dfc84"/>
    </style:style>
    <style:style style:name="T70" style:family="text">
      <style:text-properties officeooo:rsid="004e04a5"/>
    </style:style>
    <style:style style:name="T71" style:family="text">
      <style:text-properties officeooo:rsid="004eb9f2"/>
    </style:style>
    <style:style style:name="T72" style:family="text">
      <style:text-properties officeooo:rsid="004f0f52"/>
    </style:style>
    <style:style style:name="T73" style:family="text">
      <style:text-properties officeooo:rsid="002cb9af"/>
    </style:style>
    <style:style style:name="T74" style:family="text">
      <style:text-properties officeooo:rsid="0058601b"/>
    </style:style>
    <style:style style:name="T75" style:family="text">
      <style:text-properties officeooo:rsid="0058ad63"/>
    </style:style>
    <style:style style:name="T76" style:family="text">
      <style:text-properties officeooo:rsid="0061b05d"/>
    </style:style>
    <style:style style:name="T77" style:family="text">
      <style:text-properties officeooo:rsid="003105f6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812cd7" style:font-weight-asian="normal" style:font-weight-complex="normal"/>
    </style:style>
    <style:style style:name="T80" style:family="text">
      <style:text-properties fo:font-weight="normal" officeooo:rsid="00822dc0" style:font-weight-asian="normal" style:font-weight-complex="normal"/>
    </style:style>
    <style:style style:name="T81" style:family="text">
      <style:text-properties fo:font-weight="normal" officeooo:rsid="009b2a02" style:font-weight-asian="normal" style:font-weight-complex="normal"/>
    </style:style>
    <style:style style:name="T82" style:family="text">
      <style:text-properties officeooo:rsid="0064c772"/>
    </style:style>
    <style:style style:name="T83" style:family="text">
      <style:text-properties officeooo:rsid="0064df35"/>
    </style:style>
    <style:style style:name="T84" style:family="text">
      <style:text-properties officeooo:rsid="0066d3ba"/>
    </style:style>
    <style:style style:name="T85" style:family="text">
      <style:text-properties officeooo:rsid="0068bdc8"/>
    </style:style>
    <style:style style:name="T86" style:family="text">
      <style:text-properties officeooo:rsid="006c7a56"/>
    </style:style>
    <style:style style:name="T87" style:family="text">
      <style:text-properties officeooo:rsid="006d6cc2"/>
    </style:style>
    <style:style style:name="T88" style:family="text">
      <style:text-properties officeooo:rsid="0072c681"/>
    </style:style>
    <style:style style:name="T89" style:family="text">
      <style:text-properties officeooo:rsid="0075e392"/>
    </style:style>
    <style:style style:name="T90" style:family="text">
      <style:text-properties officeooo:rsid="007653d9"/>
    </style:style>
    <style:style style:name="T91" style:family="text">
      <style:text-properties officeooo:rsid="007957b7"/>
    </style:style>
    <style:style style:name="T92" style:family="text">
      <style:text-properties officeooo:rsid="00796d96"/>
    </style:style>
    <style:style style:name="T93" style:family="text">
      <style:text-properties officeooo:rsid="007c5f73"/>
    </style:style>
    <style:style style:name="T94" style:family="text">
      <style:text-properties officeooo:rsid="007dd42a"/>
    </style:style>
    <style:style style:name="T95" style:family="text">
      <style:text-properties officeooo:rsid="007f264a"/>
    </style:style>
    <style:style style:name="T96" style:family="text">
      <style:text-properties officeooo:rsid="007f3ca6"/>
    </style:style>
    <style:style style:name="T97" style:family="text">
      <style:text-properties officeooo:rsid="007fe6de"/>
    </style:style>
    <style:style style:name="T98" style:family="text">
      <style:text-properties officeooo:rsid="00812cd7"/>
    </style:style>
    <style:style style:name="T99" style:family="text">
      <style:text-properties officeooo:rsid="00822dc0"/>
    </style:style>
    <style:style style:name="T100" style:family="text">
      <style:text-properties officeooo:rsid="00831ca1"/>
    </style:style>
    <style:style style:name="T101" style:family="text">
      <style:text-properties officeooo:rsid="00836082"/>
    </style:style>
    <style:style style:name="T102" style:family="text">
      <style:text-properties style:text-position="super 58%" officeooo:rsid="008f5383"/>
    </style:style>
    <style:style style:name="T103" style:family="text">
      <style:text-properties officeooo:rsid="00869ea4"/>
    </style:style>
    <style:style style:name="T104" style:family="text">
      <style:text-properties officeooo:rsid="0086ec3e"/>
    </style:style>
    <style:style style:name="T105" style:family="text">
      <style:text-properties officeooo:rsid="008774a6"/>
    </style:style>
    <style:style style:name="T106" style:family="text">
      <style:text-properties officeooo:rsid="00888907"/>
    </style:style>
    <style:style style:name="T107" style:family="text">
      <style:text-properties officeooo:rsid="008a8b34"/>
    </style:style>
    <style:style style:name="T108" style:family="text">
      <style:text-properties officeooo:rsid="008c6889"/>
    </style:style>
    <style:style style:name="T109" style:family="text">
      <style:text-properties officeooo:rsid="008db235"/>
    </style:style>
    <style:style style:name="T110" style:family="text">
      <style:text-properties officeooo:rsid="008f5383"/>
    </style:style>
    <style:style style:name="T111" style:family="text">
      <style:text-properties style:text-position="0% 100%" officeooo:rsid="008f5383"/>
    </style:style>
    <style:style style:name="T112" style:family="text">
      <style:text-properties style:text-position="0% 100%" officeooo:rsid="009106ec"/>
    </style:style>
    <style:style style:name="T113" style:family="text">
      <style:text-properties style:text-position="0% 100%" officeooo:rsid="009b2a02"/>
    </style:style>
    <style:style style:name="T114" style:family="text">
      <style:text-properties style:text-position="0% 100%" officeooo:rsid="009beca2"/>
    </style:style>
    <style:style style:name="T115" style:family="text">
      <style:text-properties officeooo:rsid="0090e75f"/>
    </style:style>
    <style:style style:name="T116" style:family="text">
      <style:text-properties officeooo:rsid="009106ec"/>
    </style:style>
    <style:style style:name="T117" style:family="text">
      <style:text-properties officeooo:rsid="0092a49d"/>
    </style:style>
    <style:style style:name="T118" style:family="text">
      <style:text-properties officeooo:rsid="0092c3d4"/>
    </style:style>
    <style:style style:name="T119" style:family="text">
      <style:text-properties officeooo:rsid="00938948"/>
    </style:style>
    <style:style style:name="T120" style:family="text">
      <style:text-properties officeooo:rsid="009422b2"/>
    </style:style>
    <style:style style:name="T121" style:family="text">
      <style:text-properties officeooo:rsid="0094887c"/>
    </style:style>
    <style:style style:name="T122" style:family="text">
      <style:text-properties officeooo:rsid="009b2a02"/>
    </style:style>
    <style:style style:name="T123" style:family="text">
      <style:text-properties officeooo:rsid="009b8491"/>
    </style:style>
    <style:style style:name="T124" style:family="text">
      <style:text-properties officeooo:rsid="009beca2"/>
    </style:style>
    <style:style style:name="T125" style:family="text">
      <style:text-properties officeooo:rsid="009f5914"/>
    </style:style>
    <style:style style:name="T126" style:family="text">
      <style:text-properties officeooo:rsid="009fef94"/>
    </style:style>
    <style:style style:name="T127" style:family="text">
      <style:text-properties officeooo:rsid="00a072cf"/>
    </style:style>
    <style:style style:name="T128" style:family="text">
      <style:text-properties officeooo:rsid="00a0f296"/>
    </style:style>
    <style:style style:name="T129" style:family="text">
      <style:text-properties officeooo:rsid="00a2c663"/>
    </style:style>
    <style:style style:name="T130" style:family="text">
      <style:text-properties officeooo:rsid="00a2d55d"/>
    </style:style>
    <style:style style:name="T131" style:family="text">
      <style:text-properties officeooo:rsid="00a42ae2"/>
    </style:style>
    <style:style style:name="T132" style:family="text">
      <style:text-properties officeooo:rsid="00a50f6c"/>
    </style:style>
    <style:style style:name="T133" style:family="text">
      <style:text-properties officeooo:rsid="00a5270a"/>
    </style:style>
    <style:style style:name="T134" style:family="text">
      <style:text-properties officeooo:rsid="00a609e4"/>
    </style:style>
    <style:style style:name="T135" style:family="text">
      <style:text-properties officeooo:rsid="00a761fc"/>
    </style:style>
    <style:style style:name="T136" style:family="text">
      <style:text-properties officeooo:rsid="0044a7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pplicant: Daniel Thomas</text:p>
      <text:p text:style-name="P15">Bibliography </text:p>
      <text:p text:style-name="Bibliography_20_1">1.<text:tab/>Rosenberg, E. &amp; Zilber-Rosenberg, I. Microbes drive evolution of animals and plants: the hologenome concept. <text:span text:style-name="T2">mBio</text:span> <text:span text:style-name="T22">7</text:span>, e01395-15 (2016).</text:p>
      <text:p text:style-name="Bibliography_20_1">2.<text:tab/>Lemanceau, P., Blouin, M., Muller, D. &amp; Moënne-Loccoz, Y. Let the core microbiota be functional. <text:span text:style-name="T2">Trends in plant science</text:span> <text:span text:style-name="T22">22</text:span>, 583–595 (2017).</text:p>
      <text:p text:style-name="Bibliography_20_1">3.<text:tab/>Douglas, A. E. &amp; Werren, J. H. Holes in the Hologenome: Why Host-Microbe Symbioses Are Not Holobionts. <text:span text:style-name="T2">mBio</text:span> <text:span text:style-name="T22">7</text:span>, (2016).</text:p>
      <text:p text:style-name="Bibliography_20_1">4.<text:tab/>Moran, N. A. &amp; Sloan, D. B. The Hologenome Concept: Helpful or Hollow? <text:span text:style-name="T2">PLOS Biology</text:span> <text:span text:style-name="T22">13</text:span>, e1002311 (2015).</text:p>
      <text:p text:style-name="Bibliography_20_1">5.<text:tab/>Theis, K. R. <text:span text:style-name="T2">et al.</text:span> Getting the Hologenome Concept Right: an Eco-Evolutionary Framework for Hosts and Their Microbiomes. <text:span text:style-name="T2">mSystems</text:span> <text:span text:style-name="T22">1</text:span>, (2016).</text:p>
      <text:p text:style-name="Bibliography_20_1">6.<text:tab/>Laforest-Lapointe, I., Paquette, A., Messier, C. &amp; Kembel, S. W. Leaf bacterial diversity mediates plant diversity and ecosystem function relationships. <text:span text:style-name="T2">Nature</text:span> <text:span text:style-name="T22">546</text:span>, 145–147 (2017).</text:p>
      <text:p text:style-name="Bibliography_20_1">7.<text:tab/>Gazis, R. &amp; Chaverri, P. Wild trees in the Amazon basin harbor a great diversity of beneficial endosymbiotic fungi: is this evidence of protective mutualism? <text:span text:style-name="T2">Fungal Ecology</text:span> <text:span text:style-name="T22">17</text:span>, 18–29 (2015).</text:p>
      <text:p text:style-name="Bibliography_20_1">8.<text:tab/>Mejía, L. C. <text:span text:style-name="T2">et al.</text:span> Endophytic fungi as biocontrol agents of <text:span text:style-name="T2">Theobroma cacao</text:span> pathogens. <text:span text:style-name="T2">Biological Control</text:span> <text:span text:style-name="T22">46</text:span>, 4–14 (2008).</text:p>
      <text:p text:style-name="Bibliography_20_1">9.<text:tab/>Rodriguez, R. J. <text:span text:style-name="T2">et al.</text:span> Stress tolerance in plants via habitat-adapted symbiosis. <text:span text:style-name="T2">ISME J</text:span> <text:span text:style-name="T22">2</text:span>, 404–416 (2008).</text:p>
      <text:p text:style-name="Bibliography_20_1">10.<text:tab/>Müller, D. B., Vogel, C., Bai, Y. &amp; Vorholt, J. A. The plant microbiota: systems-level insights and perspectives. <text:span text:style-name="T2">Annual review of genetics</text:span> <text:span text:style-name="T22">50</text:span>, 211–234 (2016).</text:p>
      <text:p text:style-name="Bibliography_20_1">11.<text:tab/>Theobald, S. <text:span text:style-name="T2">et al.</text:span> Uncovering secondary metabolite evolution and biosynthesis using gene cluster networks and genetic dereplication. <text:span text:style-name="T2">Scientific Reports</text:span> <text:span text:style-name="T22">8</text:span>, 17957 (2018).</text:p>
      <text:p text:style-name="Bibliography_20_1">12.<text:tab/>Keller, N. P. Translating biosynthetic gene clusters into fungal armor and weaponry. <text:span text:style-name="T2">Nature Chemical Biology</text:span> <text:span text:style-name="T22">11</text:span>, 671–677 (2015).</text:p>
      <text:p text:style-name="Bibliography_20_1">13.<text:tab/>Cragg, G. M. &amp; Newman, D. J. Natural products: A continuing source of novel drug leads. <text:span text:style-name="T2">Biochimica et Biophysica Acta (BBA) - General Subjects</text:span> <text:span text:style-name="T22">1830</text:span>, 3670–3695 (2013).</text:p>
      <text:p text:style-name="Bibliography_20_1">14.<text:tab/>Slot, J. C. &amp; Gluck-Thaler, E. Metabolic gene clusters, fungal diversity, and the generation of accessory functions. <text:span text:style-name="T2">Current Opinion in Genetics &amp; Development</text:span> <text:span text:style-name="T22">58–59</text:span>, 17–24 (2019).</text:p>
      <text:p text:style-name="Bibliography_20_1">15.<text:tab/>Charlop-Powers, Z. <text:span text:style-name="T2">et al.</text:span> Global biogeographic sampling of bacterial secondary metabolism. <text:span text:style-name="T2">eLife</text:span> <text:span text:style-name="T22">4</text:span>, e05048 (2015).</text:p>
      <text:p text:style-name="Bibliography_20_1">16.<text:tab/>Nielsen, J. C. <text:span text:style-name="T2">et al.</text:span> Global analysis of biosynthetic gene clusters reveals vast potential of secondary metabolite production in Penicillium species. <text:span text:style-name="T2">Nature Microbiology</text:span> <text:span text:style-name="T22">2</text:span>, 1–9 (2017).</text:p>
      <text:p text:style-name="Bibliography_20_1">17.<text:tab/>Rokas, A., Mead, M. E., Steenwyk, J. L., Raja, H. A. &amp; Oberlies, N. H. Biosynthetic gene clusters and the evolution of fungal chemodiversity. <text:span text:style-name="T2">Nat. Prod. Rep.</text:span> <text:span text:style-name="T22">37</text:span>, 868–878 (2020).</text:p>
      <text:p text:style-name="Bibliography_20_1">18.<text:tab/>Bills, G. F. &amp; Gloer, J. B. Biologically Active Secondary Metabolites from the Fungi. <text:span text:style-name="T2">Microbiology Spectrum</text:span> <text:span text:style-name="T22">4</text:span>, (2016).</text:p>
      <text:p text:style-name="Bibliography_20_1">19.<text:tab/>Charlop-Powers, Z., Owen, J. G., Reddy, B. V. B., Ternei, M. A. &amp; Brady, S. F. Chemical-biogeographic survey of secondary metabolism in soil. <text:span text:style-name="T2">Proc Natl Acad Sci USA</text:span> <text:span text:style-name="T22">111</text:span>, 3757 (2014).</text:p>
      <text:p text:style-name="Bibliography_20_1">20.<text:tab/>Mangan, S. A. <text:span text:style-name="T2">et al.</text:span> Negative plant–soil feedback predicts tree-species relative abundance in a tropical forest. <text:span text:style-name="T2">Nature</text:span> <text:span text:style-name="T22">466</text:span>, 752–755 (2010).</text:p>
      <text:p text:style-name="Bibliography_20_1">21.<text:tab/>Marden, J. H. <text:span text:style-name="T2">et al.</text:span> Ecological genomics of tropical trees: how local population size and allelic diversity of resistance genes relate to immune responses, cosusceptibility to pathogens, and negative density dependence. <text:span text:style-name="T2">Molecular Ecology</text:span> <text:span text:style-name="T22">26</text:span>, 2498–2513 (2017).</text:p>
      <text:p text:style-name="Bibliography_20_1"><text:soft-page-break/>22.<text:tab/>Guzman, F., Kulcheski, F. R., Turchetto-Zolet, A. C. &amp; Margis, R. De novo assembly of Eugenia uniflora L. transcriptome and identification of genes from the terpenoid biosynthesis pathway. <text:span text:style-name="T2">Plant Science</text:span> <text:span text:style-name="T22">229</text:span>, 238–246 (2014).</text:p>
      <text:p text:style-name="Bibliography_20_1">23.<text:tab/>Eugenia uniflora (ID 504673) - BioProject - NCBI. https://www.ncbi.nlm.nih.gov/bioproject/PRJNA504673.</text:p>
      <text:p text:style-name="Bibliography_20_1">24.<text:tab/>Thomas, D., Vandegrift, R., Roy, B. A., Hsieh, H.-M. &amp; Ju, Y.-M. Spatial patterns of fungal endophytes in a subtropical montane rainforest of northern Taiwan. <text:span text:style-name="T2">Fungal Ecology</text:span> <text:span text:style-name="T22">39</text:span>, 316–327 (2019).</text:p>
      <text:p text:style-name="Bibliography_20_1">25.<text:tab/>Ubbens, J. R. &amp; Stavness, I. Deep Plant Phenomics: A Deep Learning Platform for Complex Plant Phenotyping Tasks. <text:span text:style-name="T2">Front. Plant Sci.</text:span> <text:span text:style-name="T22">8</text:span>, (2017).</text:p>
      <text:p text:style-name="Bibliography_20_1">26.<text:tab/>Bills, G. <text:span text:style-name="T2">et al.</text:span> New insights into the echinocandins and other fungal non-ribosomal peptides and peptaibiotics. <text:span text:style-name="T2">Nat. Prod. Rep.</text:span> <text:span text:style-name="T22">31</text:span>, 1348–1375 (2014).</text:p>
      <text:p text:style-name="Bibliography_20_1">27.<text:tab/>Schläpfer, P. <text:span text:style-name="T2">et al.</text:span> Genome-Wide Prediction of Metabolic Enzymes, Pathways, and Gene Clusters in Plants. <text:span text:style-name="T2">Plant Physiology</text:span> <text:span text:style-name="T22">173</text:span>, 2041–2059 (2017).</text:p>
      <text:p text:style-name="Bibliography_20_1">28.<text:tab/>Vestheim, H., Deagle, B. E. &amp; Jarman, S. N. Application of Blocking Oligonucleotides to Improve Signal-to-Noise Ratio in a PCR. in <text:span text:style-name="T2">PCR Protocols</text:span> (ed. Park, D. J.) 265–274 (Humana Press, 2011). doi:10.1007/978-1-60761-944-4_19.</text:p>
      <text:p text:style-name="Bibliography_20_1">29.<text:tab/>Haarmann, T. <text:span text:style-name="T2">et al.</text:span> The ergot alkaloid gene cluster in Claviceps purpurea: Extension of the cluster sequence and intra species evolution. <text:span text:style-name="T2">Phytochemistry</text:span> <text:span text:style-name="T22">66</text:span>, 1312–1320 (2005).</text:p>
      <text:p text:style-name="Bibliography_20_1">30.<text:tab/>Lorenz, N., Wilson, E. V., Machado, C., Schardl, C. L. &amp; Tudzynski, P. Comparison of Ergot Alkaloid Biosynthesis Gene Clusters in Claviceps Species Indicates Loss of Late Pathway Steps in Evolution of C. fusiformis. <text:span text:style-name="T2">Appl. Environ. Microbiol.</text:span> <text:span text:style-name="T22">73</text:span>, 7185–7191 (2007).</text:p>
      <text:p text:style-name="Bibliography_20_1">31.<text:tab/>Lorenz, N., Wilson, E. V., Machado, C., Schardl, C. L. &amp; Tudzynski, P. Claviceps fusiformis strain PRL 1980 ergot alkaloid synthesis (EAS) gene cluster, complete sequence. <text:span text:style-name="T2">NCBI</text:span> http://www.ncbi.nlm.nih.gov/nuccore/EU006773.1 (2016).</text:p>
      <text:p text:style-name="Bibliography_20_1">32.<text:tab/>Hüttel, W., Youssar, L., Grüning, B. A., Günther, S. &amp; Hugentobler, K. G. Echinocandin B biosynthesis: a biosynthetic cluster from Aspergillus nidulans NRRL 8112 and reassembly of the subclusters Ecd and Hty from Aspergillus pachycristatus NRRL 11440 reveals a single coherent gene cluster. <text:span text:style-name="T2">BMC Genomics</text:span> <text:span text:style-name="T22">17</text:span>, 570 (2016).</text:p>
      <text:p text:style-name="Bibliography_20_1">33.<text:tab/>Yao, T. <text:span text:style-name="T2">et al.</text:span> Characterization of the biosynthetic gene cluster of the polyene macrolide antibiotic reedsmycins from a marine-derived Streptomyces strain. <text:span text:style-name="T2">Microbial Cell Factories</text:span> <text:span text:style-name="T22">17</text:span>, 98 (2018).</text:p>
      <text:p text:style-name="Bibliography_20_1">34.<text:tab/>Morishita, Y., Zhang, H., Taniguchi, T., Mori, K. &amp; Asai, T. The Discovery of Fungal Polyene Macrolides via a Postgenomic Approach Reveals a Polyketide Macrocyclization by trans-Acting Thioesterase in Fungi. <text:span text:style-name="T2">Org. Lett.</text:span> <text:span text:style-name="T22">21</text:span>, 4788–4792 (2019).</text:p>
      <text:p text:style-name="Bibliography_20_1">35.<text:tab/>Ge, B., Liu, B. &amp; Zhang, K. Streptomyces albulus nystatin gene cluster, complete sequence; and hypothetical protein genes, complete cds. http://www.ncbi.nlm.nih.gov/nuccore/MG742725.1 (2018).</text:p>
      <text:p text:style-name="Bibliography_20_1">36.<text:tab/>Nofiani, R. <text:span text:style-name="T2">et al.</text:span> Strobilurin biosynthesis in Basidiomycete fungi. <text:span text:style-name="T2">Nature Communications</text:span> <text:span text:style-name="T22">9</text:span>, 3940 (2018).</text:p>
      <text:p text:style-name="Bibliography_20_1">37.<text:tab/>Nofiani, R., Willis, C. L., Simpson, T. J. &amp; Cox, R. J. Strobilurus tenacellus strobilurin gene cluster, partial sequence. <text:span text:style-name="T2">NCBI</text:span> http://www.ncbi.nlm.nih.gov/nuccore/KY070339.1 (2020).</text:p>
      <text:p text:style-name="Bibliography_20_1">38.<text:tab/>Edgar, R. C. UPARSE: highly accurate OTU sequences from microbial amplicon reads. <text:span text:style-name="T2">Nature Methods</text:span> <text:span text:style-name="T22">10</text:span>, 996–998 (2013).</text:p>
      <text:p text:style-name="Bibliography_20_1">39.<text:tab/>Reddy, B. V. B., Milshteyn, A., Charlop-Powers, Z. &amp; Brady, S. F. eSNaPD: A Versatile, Web-Based Bioinformatics Platform for Surveying and Mining Natural Product Biosynthetic Diversity from Metagenomes. <text:span text:style-name="T2">Chemistry &amp; Biology</text:span> <text:span text:style-name="T22">21</text:span>, 1023–1033 (2014).</text:p>
      <text:p text:style-name="Bibliography_20_1">40.<text:tab/>Dray, S. <text:span text:style-name="T2">et al.</text:span> Community ecology in the age of multivariate multiscale spatial analysis. <text:span text:style-name="T2">Ecological Monographs</text:span> <text:span text:style-name="T22">82</text:span>, 257–275 (2012).</text:p>
      <text:p text:style-name="Bibliography_20_1">41.<text:tab/>Bauman, D., Drouet, T., Dray, S. &amp; Vleminckx, J. Disentangling good from bad practices in the selection of spatial or phylogenetic eigenvectors. <text:span text:style-name="T2">Ecography</text:span> <text:span text:style-name="T22">41</text:span>, 1638–1649 (2018).</text:p>
      <text:p text:style-name="Bibliography_20_1"><text:soft-page-break/>42.<text:tab/>Borcard, D., Gillet, F. &amp; Legendre, P. Spatial analysis of ecological data. in <text:span text:style-name="T2">Numerical ecology with R</text:span> 227–292 (Springer, 2011).</text:p>
      <text:p text:style-name="Bibliography_20_1">43.<text:tab/>Legendre, P. &amp; Legendre, L. <text:span text:style-name="T2">Numerical Ecology</text:span>. vol. 24 (Elsevier, 2012).</text:p>
      <text:p text:style-name="Bibliography_20_1">44.<text:tab/>Baddeley, A., Rubak, E. &amp; Turner, R. <text:span text:style-name="T2">Spatial point patterns: methodology and applications with R</text:span>. (Chapman and Hall/CRC, 2015).</text:p>
      <text:p text:style-name="Bibliography_20_1">45.<text:tab/>Janzen, D. H. Herbivores and the number of tree species in tropical forests. <text:span text:style-name="T2">The American Naturalist</text:span> <text:span text:style-name="T22">104</text:span>, 501–528 (1970).</text:p>
      <text:p text:style-name="Bibliography_20_1">46.<text:tab/>Connell, J. H., Den Boer, P. J. &amp; Gradwell, G. R. Dynamics of populations. <text:span text:style-name="T2">Centre for Agricultural Publishing and Documentation, Wageningen, The Netherlands. chapter On the role of natural enemies in preventing competitive exclusion in some marine animals and in rain forest trees</text:span> 298–313 (1971).</text:p>
      <text:p text:style-name="Bibliography_20_1">47.<text:tab/>Johnson, D. J., Beaulieu, W. T., Bever, J. D. &amp; Clay, K. Conspecific Negative Density Dependence and Forest Diversity. <text:span text:style-name="T2">Science</text:span> <text:span text:style-name="T22">336</text:span>, 904–907 (2012).</text:p>
      <text:p text:style-name="Bibliography_20_1">48.<text:tab/>Harms, K. E., Wright, S. J., Calderón, O., Hernández, A. &amp; Herre, E. A. Pervasive density-dependent recruitment enhances seedling diversity in a tropical forest. <text:span text:style-name="T2">Nature</text:span> <text:span text:style-name="T22">404</text:span>, 493–495 (2000).</text:p>
      <text:p text:style-name="Bibliography_20_1">49.<text:tab/>Christian, N., Herre, E. A., Mejia, L. C. &amp; Clay, K. Exposure to the leaf litter microbiome of healthy adults protects seedlings from pathogen damage. <text:span text:style-name="T2">Proceedings of the Royal Society B: Biological Sciences</text:span> <text:span text:style-name="T22">284</text:span>, 20170641 (2017).</text:p>
      <text:p text:style-name="Bibliography_20_1">50.<text:tab/>Rock‐Blake, R., McCormick, M. K., Brooks, H. E. A., Jones, C. S. &amp; Whigham, D. F. Symbiont abundance can affect host plant population dynamics. <text:span text:style-name="T2">American Journal of Botany</text:span> <text:span text:style-name="T22">104</text:span>, 72–82 (2017).</text:p>
      <text:p text:style-name="Bibliography_20_1">51.<text:tab/>Griffin, E. A., Harrison, J. G., McCormick, M. K., Burghardt, K. T. &amp; Parker, J. D. Tree Diversity Reduces Fungal Endophyte Richness and Diversity in a Large-Scale Temperate Forest Experiment. <text:span text:style-name="T2">Diversity</text:span> <text:span text:style-name="T22">11</text:span>, 234 (2019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2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0:37:26.509529984</meta:creation-date>
    <dc:date>2020-11-01T11:27:35.609034615</dc:date>
    <meta:editing-duration>PT13H24M18S</meta:editing-duration>
    <meta:editing-cycles>38</meta:editing-cycles>
    <meta:generator>LibreOffice/6.4.6.2$Linux_X86_64 LibreOffice_project/40$Build-2</meta:generator>
    <meta:document-statistic meta:table-count="0" meta:image-count="0" meta:object-count="0" meta:page-count="3" meta:paragraph-count="53" meta:word-count="1365" meta:character-count="8904" meta:non-whitespace-character-count="7624"/>
    <meta:user-defined meta:name="ZOTERO_PREF_1">&lt;data data-version="3" zotero-version="5.0.92"&gt;&lt;session id="lLObi8Rx"/&gt;&lt;style id="http://www.zotero.org/styles/nature" hasBibliography="1" bibliographyStyleHasBeenSet="1"/&gt;&lt;prefs&gt;&lt;pref name="fieldType" value="ReferenceMark"/&gt;&lt;/prefs&gt;&lt;/data&gt;</meta:user-defined>
  </office:meta>
</office:document-meta>
</file>